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style:font-size-asian="28pt" style:font-size-complex="32pt"/>
    </style:style>
    <style:style style:name="P3" style:family="paragraph" style:parent-style-name="Standard">
      <style:paragraph-properties fo:text-align="center" style:justify-single-word="false"/>
      <style:text-properties fo:font-size="32pt" style:text-underline-style="none" style:font-size-asian="28pt" style:font-size-complex="32pt"/>
    </style:style>
    <style:style style:name="P4" style:family="paragraph" style:parent-style-name="Standard">
      <style:paragraph-properties fo:text-align="center" style:justify-single-word="false"/>
      <style:text-properties fo:font-size="22pt" style:text-underline-style="none" style:font-size-asian="19.25pt" style:font-size-complex="2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margin-left="-0.0201in" fo:margin-right="0in" fo:margin-top="0.1in" fo:margin-bottom="0in" fo:text-align="start" style:justify-single-word="false" fo:text-indent="0in" style:auto-text-indent="false"/>
      <style:text-properties fo:font-size="12pt" style:font-size-asian="10.5pt" style:font-size-complex="12pt"/>
    </style:style>
    <style:style style:name="P7" style:family="paragraph" style:parent-style-name="Standard">
      <style:paragraph-properties fo:margin-left="-0.0201in" fo:margin-right="0in" fo:margin-top="0.1in" fo:margin-bottom="0in" fo:text-align="start" style:justify-single-word="false" fo:text-indent="0in" style:auto-text-indent="fals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0201in" fo:margin-right="0in" fo:margin-top="0.1in" fo:margin-bottom="0in" fo:text-align="start" style:justify-single-word="false" fo:text-indent="0in" style:auto-text-indent="false"/>
      <style:text-properties fo:color="#000000" style:font-name="Liberation Serif" fo:font-size="12pt" style:font-name-asian="Monospace" style:font-size-asian="10.5pt" style:font-name-complex="Monospace" style:font-size-complex="12pt"/>
    </style:style>
    <style:style style:name="P9" style:family="paragraph" style:parent-style-name="Standard">
      <style:paragraph-properties fo:margin-left="-0.0201in" fo:margin-right="0in" fo:margin-top="0.1in" fo:margin-bottom="0in" fo:text-align="start" style:justify-single-word="false" fo:text-indent="0in" style:auto-text-indent="false"/>
      <style:text-properties fo:color="#000000" style:font-name="Liberation Serif" fo:font-size="12pt" fo:font-weight="bold" style:font-name-asian="Monospace" style:font-size-asian="10.5pt" style:font-weight-asian="bold" style:font-name-complex="Monospace" style:font-size-complex="12pt" style:font-weight-complex="bold"/>
    </style:style>
    <style:style style:name="P10" style:family="paragraph" style:parent-style-name="Standard">
      <style:paragraph-properties fo:margin-left="-0.0201in" fo:margin-right="0in" fo:margin-top="0.1in" fo:margin-bottom="0in" fo:text-align="start" style:justify-single-word="false" fo:text-indent="0in" style:auto-text-indent="false" style:text-autospace="none"/>
      <style:text-properties fo:color="#000000" style:font-name="Liberation Serif" fo:font-size="12pt" fo:font-weight="bold" style:font-name-asian="Monospace" style:font-size-asian="10.5pt" style:font-weight-asian="bold" style:font-name-complex="Monospace" style:font-size-complex="12pt" style:font-weight-complex="bold"/>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c87d" style:font-name="Monospace" fo:font-size="10pt" style:font-name-asian="Monospace" style:font-size-asian="10pt" style:font-name-complex="Monospace" style:font-size-complex="10pt"/>
    </style:style>
    <style:style style:name="P13" style:family="paragraph" style:parent-style-name="Standard" style:master-page-name="First_20_Page">
      <style:paragraph-properties style:page-number="1"/>
    </style:style>
    <style:style style:name="P14" style:family="paragraph" style:parent-style-name="Standard" style:list-style-name="L1">
      <style:paragraph-properties fo:text-align="start" style:justify-single-word="false"/>
      <style:text-properties fo:font-size="16pt" style:font-size-asian="14pt" style:font-size-complex="16pt"/>
    </style:style>
    <style:style style:name="P15" style:family="paragraph" style:parent-style-name="Standard" style:list-style-name="L1">
      <style:paragraph-properties fo:text-align="start" style:justify-single-word="false" fo:break-before="page"/>
      <style:text-properties fo:font-size="18pt" style:font-size-asian="18pt" style:font-size-complex="18pt"/>
    </style:style>
    <style:style style:name="P16" style:family="paragraph" style:parent-style-name="Standard">
      <style:paragraph-properties fo:margin-left="-0.0201in" fo:margin-right="0in" fo:margin-top="0.1in" fo:margin-bottom="0in" fo:text-align="start" style:justify-single-word="false" fo:text-indent="0in" style:auto-text-indent="false"/>
      <style:text-properties fo:font-size="18pt" style:font-size-asian="15.75pt" style:font-size-complex="18pt"/>
    </style:style>
    <style:style style:name="P17" style:family="paragraph" style:parent-style-name="Standard">
      <style:paragraph-properties fo:margin-left="-0.0201in" fo:margin-right="0in" fo:margin-top="0.1in" fo:margin-bottom="0in" fo:text-align="start" style:justify-single-word="false" fo:text-indent="0in" style:auto-text-indent="false" style:text-autospace="none"/>
      <style:text-properties fo:font-size="18pt" style:font-size-asian="15.75pt" style:font-size-complex="18pt"/>
    </style:style>
    <style:style style:name="P18" style:family="paragraph" style:parent-style-name="Standard">
      <style:paragraph-properties fo:margin-left="-0.0201in" fo:margin-right="0in" fo:margin-top="0.1in" fo:margin-bottom="0in" fo:text-align="start" style:justify-single-word="false" fo:text-indent="0in" style:auto-text-indent="false" style:text-autospace="none"/>
      <style:text-properties fo:color="#000000" style:font-name="Liberation Serif" fo:font-size="12pt" fo:font-weight="normal" style:font-name-asian="Monospace" style:font-size-asian="10.5pt" style:font-weight-asian="normal" style:font-name-complex="Monospace"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P1"/>
      <text:p text:style-name="P1"/>
      <text:p text:style-name="P1"/>
      <text:p text:style-name="P1"/>
      <text:p text:style-name="P2">Monikanavakäyttöliittymä:</text:p>
      <text:p text:style-name="P3">YoLogger – Lifelogger for Android</text:p>
      <text:p text:style-name="P3"/>
      <text:p text:style-name="P4">Projektiraportti</text:p>
      <text:list xml:id="list15449205971" text:style-name="L1">
        <text:list-header>
          <text:p text:style-name="P14"/>
          <text:p text:style-name="P14"/>
        </text:list-header>
        <text:list-item>
          <text:p text:style-name="P15">Järjestelmän toimintaperiaate</text:p>
        </text:list-item>
      </text:list>
      <text:p text:style-name="P5"/>
      <text:p text:style-name="P5">Ohjelmoimamme kodin hallintajärjestelmä -malli on ensisijaisesti tarkoitettu käytettäväksi kiinteästä konsolista. Konsolissa on näppäimistö ja monirivinen tekstinäyttö. Järjestelmää voisi kuitenkin olla mahdollista hallita myös etäyhteydellä esimerkiksi tietokoneelta tai matkapuhelimelta.</text:p>
      <text:p text:style-name="P6">Palautetulla esimerkkiohjelmalla voi hallita kolmea talon alijärjestelmää: saunaa, valoja ja hälytystä. Kaikki nämä voidaan asettaa ohjelman avulla joko päälle tai pois päältä. Lisäksi sauna voidaan ajastaa lämpeämään myöhemmin. Hälytysjärjestelmä taas kytkeytyy aina päälle kolmenkymmenen sekunnin viiveellä, jotta käyttäjä ehtii poistua asunnosta.</text:p>
      <text:p text:style-name="P6">Käyttöliittymämme komentojen organisointistrategiaksi valitsimme selkeän ja yksinkertaisen komento-argumentit-mallin (Nieminen, 2013). Pääkomentoja ovat intuitiivisesti ”sauna”, ”lights” ja ”alarm”. Näiden perään käyttäjä voi antaa argumentin, kuten ”on” tai ”off”. Erikoisemmille toiminnoille on omat argumenttinsa, jotka esitellään kuvien kera tarkemmin luvussa 2.</text:p>
      <text:p text:style-name="P6">Argumenttien järjestys pidetään konsistenttina, eli ne annetaan aina samassa järjestyksessä (Nieminen, 2013). Käyttöliittymä seuraa yleisiä käytettävyysohjeita antamalla palautetta komentojen tuloksista ja senhetkisestä tilastaan (Nieminen, 2013). Järjestelmä siis kertoo, onnistuiko pyydetty toiminto tai oliko komento virheellinen. Virheelliset komennot eivät kaada järjestelmää, eivätkä komennot ole herkkiä kirjainten koolle. Halutessaan eri järjestelmien tiloista saa pyydettyä tietoa komennolla ”status”. Tilatuloste listaa kaikki päällä olevat laitteet, minkä lisäksi se saattaa sisältää muita ilmoituksia. Näitä ovat esimerkiksi, jos sauna on jo ajastettu tai jos hälytys on lauennut jossain vaiheessa. Komennolla ”help” käyttäjä saa listan mahdollisista komennoista, ja kirjoittamalla yhden pääkomennoista ilman lisäargumentteja, hän saa tarkempaa tietoa kyseisen komennon mahdollisuuksista. Kaikki järjestelmän tulosteet on pyritty muotoilemaan selkeästi ja käyttäjäystävällisesti. Tärkeät ilmoitukset on korostettu, jotta käyttäjä varmasti huomaisi jotakin erityistä – kuten hälytyksen – tapahtuneen.</text:p>
      <text:p text:style-name="P16"/>
      <text:p text:style-name="P16">2. Käyttöliittymän esittely</text:p>
      <text:p text:style-name="P8">Alla on esitettynä käyttöliittymän alkutila sekä useita suoritettuja komentoja (kuva 1). Alkutilassa kaikki kolme alijärjestelmää ovat esimerkin vuoksi päällä, ja lisäksi järjestelmä ilmoittaa tapahtuneesta hälytyksestä. Käyttäjän syötteet näkyvät vihreällä, kaikki muu on ohjelman tulostetta. Esittelyssä suljetaan useita alijärjestelmiä ja ajastetaan sauna. Komennolla ”help” tarkastellaan mahdollisia komentoja, ja komennolla ”sauna” ilman lisäargumentteja tarkastellaan saunan hallintavaihtoehtoja. Lisäksi komennolla ”reset” tyhjennetään tilatulosteen ilmoitukset, mikä tässä tapauksessa pyyhkii pois ilmoituksen tapahtuneesta hälytyksestä.</text:p>
      <text:p text:style-name="P9"/>
      <text:p text:style-name="P7">Welcome to the Intelligent Home Control System!</text:p>
      <text:p text:style-name="P11">------------------</text:p>
      <text:p text:style-name="P11">HOME STATUS: </text:p>
      <text:p text:style-name="P11">*** ALARM TRIGGERED AT 03:00</text:p>
      <text:p text:style-name="P11">Sauna is ON</text:p>
      <text:p text:style-name="P11">Alarm is ON</text:p>
      <text:p text:style-name="P11">Lights are ON</text:p>
      <text:p text:style-name="P11">------------------</text:p>
      <text:p text:style-name="P12">alarm off</text:p>
      <text:p text:style-name="P11">Alarm is now OFF</text:p>
      <text:p text:style-name="P12">sauna off</text:p>
      <text:p text:style-name="P11"><text:soft-page-break/>Sauna is now OFF</text:p>
      <text:p text:style-name="P12">status</text:p>
      <text:p text:style-name="P11">------------------</text:p>
      <text:p text:style-name="P11">HOME STATUS: </text:p>
      <text:p text:style-name="P11">*** ALARM TRIGGERED AT 03:00</text:p>
      <text:p text:style-name="P11">Lights are ON</text:p>
      <text:p text:style-name="P11">------------------</text:p>
      <text:p text:style-name="P12">reset</text:p>
      <text:p text:style-name="P11">Notifications have been reset.</text:p>
      <text:p text:style-name="P12">help</text:p>
      <text:p text:style-name="P11">Available commands:</text:p>
      <text:p text:style-name="P11">status - displays home status</text:p>
      <text:p text:style-name="P11">reset - resets notifications</text:p>
      <text:p text:style-name="P11">alarm - controls burglar alarm</text:p>
      <text:p text:style-name="P11">sauna - controls sauna</text:p>
      <text:p text:style-name="P11">lights - controls lights</text:p>
      <text:p text:style-name="P12">sauna</text:p>
      <text:p text:style-name="P11">Available commands for sauna:</text:p>
      <text:p text:style-name="P11">sauna on</text:p>
      <text:p text:style-name="P11">sauna on hours:minutes</text:p>
      <text:p text:style-name="P11">sauna off</text:p>
      <text:p text:style-name="P12">sauna on 1:25</text:p>
      <text:p text:style-name="P11">Sauna scheduled to go ON in 1 hours 25 minutes</text:p>
      <text:p text:style-name="P12">status</text:p>
      <text:p text:style-name="P11">------------------</text:p>
      <text:p text:style-name="P11">HOME STATUS: </text:p>
      <text:p text:style-name="P11">*** Sauna scheduled to go ON in 1 hours 25 minutes</text:p>
      <text:p text:style-name="P11">Lights are ON</text:p>
      <text:p text:style-name="P11">------------------</text:p>
      <text:p text:style-name="P10">Kuva 1: Käyttöliittymän toimintojen esittely</text:p>
      <text:p text:style-name="P10"/>
      <text:p text:style-name="P18">Ohjeet ohjelman ajamiseen löytyvät README-tiedostosta, joka sijaitsee UIC_command_line_interface -kansiossa.</text:p>
      <text:p text:style-name="P18"/>
      <text:p text:style-name="P18"/>
      <text:p text:style-name="P17">3. Lähteet</text:p>
      <text:p text:style-name="P6">Nieminen, Marko. ”User Interface Construction”, 2013. Kurssin luentokalvot, viitattu 30.11.2013.</text:p>
      <text:p text:style-name="P6">Nieminen, Marko. ”Command Line User Interfaces”, 2013. Kurssin luentokalvot, viitattu 30.11.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Niko Haikala, 83705M<text:tab/><text:tab/>1.1.2014</text:p>
        <text:p text:style-name="Header">Sipi Seppälä, 84055W<text:tab/><text:tab/>T-121.5300</text:p>
        <text:p text:style-name="Header">Ville Räsänen, 84810R</text:p>
      </style:head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pi Seppälä</meta:initial-creator>
    <meta:creation-date>2013-11-30T13:43:58</meta:creation-date>
    <dc:date>2013-12-22T15:57:57</dc:date>
    <dc:creator>Sipi Seppälä</dc:creator>
    <meta:editing-duration>PT1H30M54S</meta:editing-duration>
    <meta:editing-cycles>22</meta:editing-cycles>
    <meta:generator>LibreOffice/3.5$Linux_X86_64 LibreOffice_project/350m1$Build-2</meta:generator>
    <meta:document-statistic meta:table-count="0" meta:image-count="0" meta:object-count="0" meta:page-count="3" meta:paragraph-count="58" meta:word-count="483" meta:character-count="4076" meta:non-whitespace-character-count="4076"/>
  </office:meta>
</office:document-meta>
</file>